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2c29" officeooo:paragraph-rsid="00012c29"/>
    </style:style>
    <style:style style:name="P2" style:family="paragraph" style:parent-style-name="Standard">
      <style:text-properties officeooo:rsid="0003f0d0" officeooo:paragraph-rsid="0003f0d0"/>
    </style:style>
    <style:style style:name="P3" style:family="paragraph" style:parent-style-name="Standard">
      <style:text-properties officeooo:rsid="0005c574" officeooo:paragraph-rsid="0005c574"/>
    </style:style>
    <style:style style:name="P4" style:family="paragraph" style:parent-style-name="Standard">
      <style:text-properties officeooo:rsid="0005c574" officeooo:paragraph-rsid="0005c574"/>
    </style:style>
    <style:style style:name="P5" style:family="paragraph" style:parent-style-name="Standard">
      <style:text-properties officeooo:rsid="000a530d" officeooo:paragraph-rsid="000a530d"/>
    </style:style>
    <style:style style:name="P6" style:family="paragraph" style:parent-style-name="Standard">
      <style:text-properties officeooo:rsid="000db217" officeooo:paragraph-rsid="000db217"/>
    </style:style>
    <style:style style:name="T1" style:family="text">
      <style:text-properties officeooo:rsid="00068775"/>
    </style:style>
    <style:style style:name="T2" style:family="text">
      <style:text-properties officeooo:rsid="00085388"/>
    </style:style>
    <style:style style:name="T3" style:family="text">
      <style:text-properties officeooo:rsid="000c4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下载完tensorflow源码，参造中文文档学习，关于mnist部分的讲解，看了一边，没有明白什么。缺少确切的实例操作，还是一脸懵逼的。</text:p>
      <text:p text:style-name="P1"/>
      <text:p text:style-name="P1">中文文档中, 【起步】的介绍，虽说通过了一个python例子进行讲解。但是没有达到讲解的效果，看过那个例子的作用是什么呢？难道就是懵逼加疑惑。例子的结尾运行得出一个拟合结果，就结束了，让人感觉不到这个例子的具体使用，或者更嵌合的应用。典型的“你懂我”，对于数学不好的，没有建过三维的，完全get不到文档点。</text:p>
      <text:p text:style-name="P1">缺少一个图，图可以是流水线图，或者产品图，或者映射生活图，在图中可标明这个代码在哪个部分会有效果和作用，它将会对我们接下来的学习有何影响</text:p>
      <text:p text:style-name="P1"/>
      <text:p text:style-name="P2">带着疑问看了【基本用法】，就是一些矩阵运算，可是偏偏看了两遍，直观感受是tensor什么玩意儿，尽说些不带把的。这些语法和函数的用法弄的很模糊。</text:p>
      <text:p text:style-name="P2">既然时将简单语法使用，就单纯的直说语法使用，如何生成矩阵就可以了，没有必要把tensor总是扯进来，矩阵语法搞完后，再简单叙述一下矩阵和tensor的联系，输入和输出</text:p>
      <text:p text:style-name="P2"/>
      <text:p text:style-name="P3">根据文档建议，小白我直接跳转到【intro_mnist】<text:span text:style-name="T2">【mnist机器学习入门】</text:span>，昨天看过一遍，不知道怎么使用，文档本身在介绍使用和普及一些基本知识，但是看过之后觉得哪个都没有被确切认知，tensor的Hello World，并没有让人觉得是个Hello World，更像是一个Who am I，where am I。</text:p>
      <text:p text:style-name="P3">决定再次一探究竟<text:span text:style-name="T1">。</text:span></text:p>
      <text:p text:style-name="P5">这是机器学习，将数学知识应用在计算机编程上面，但是学习的时候缺少生活信息，数学知识没有点到正体，编程解释没有到位，有种四不像的感觉。在入门篇，先浏览了解MNIST和softmax回归算法。（1）一定要知道MNIST数据集是什么东西，长什么样子，有什么作用，怎么存储的，怎么读取，怎么使用，是如何应用在当前的机器学习之中的。<text:a xlink:type="simple" xlink:href="https://blog.csdn.net/sysushui/article/details/53257185这个博文就针对MNIST的源头解析很到位">https://blog.csdn.net/sysushui/article/details/53257185这个博文就针对MNIST的源头解析很到位</text:a>。以二进制的方式存取图片的像素信息，以方便编程。如此我们知道了图片的存取方式。</text:p>
      <text:p text:style-name="P5">（2）如何去识别图片像素、得到判定模型、以模型进行智能识别图片。softmax回归算法提供了模型的定位成型。再者，这个算法运行之后，得到的实体值时什么东西，具体出现在模型的什么地方呢。最简单的例子就是：y = ax + b，用sofamx就是为了得到a和b的值，如此就成型了一个函数模型，对于任意的变量x都能算得出y值（对于任意的图片，都能设别出其图片的数字）。</text:p>
      <text:p text:style-name="P5">和softmax算法类似的还有线性回归和logistic回归，softmax针对的是多种情况概率的。直接的理解是logistic（类似于非真数、负数两种可能行的概率求解），softmax（类似于小孩子、青年、老年三种可能性的概率求解）。</text:p>
      <text:p text:style-name="P5">回到<text:span text:style-name="T3">MNIST图片数字识别，需要编程训练得到一个标准模型（可以识别图片中的数字）。则训练的就是要识别的图片咯，上文提到图片将以二进制的方式存储像素值，MNIST里面的图片时28*28的矩阵存储，对于单个数字的矩阵值表示的话，就是在不同的像素点的权值不同，以便进行区分，勾勒出一个数字，最直白的表示是（以数字1为例），被1覆盖的像素点都值为100，未被覆盖的点为0。如此类分，每个数字就会有不同的权值区域，也会有重叠的区域，这样子就会依照情况对重叠区域的值再做细分，以概率的形式计算某个像素点为某个数字的概率。然后将单个图片的所有像素点的概率（针对不同10个不同的数字）概率分别加起来再取平均值，如果得到数字1的概率最大（99%），则这个图片就是数字1。这就是大概的模型计算思路</text:span></text:p>
      <text:p text:style-name="P6">https://www.cnblogs.com/lizheng114/p/7439556.html这个博客很好的一个简单例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8:46:21.839879252</meta:creation-date>
    <meta:generator>LibreOffice/4.2.8.2$Linux_X86_64 LibreOffice_project/420m0$Build-2</meta:generator>
    <dc:date>2018-05-03T15:36:04.534056201</dc:date>
    <meta:editing-duration>PT20H7M17S</meta:editing-duration>
    <meta:editing-cycles>9</meta:editing-cycles>
    <meta:document-statistic meta:table-count="0" meta:image-count="0" meta:object-count="0" meta:page-count="1" meta:paragraph-count="12" meta:word-count="1317" meta:character-count="1587" meta:non-whitespace-character-count="1576"/>
  </office:meta>
</office:document-meta>
</file>